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94cm" table:align="left" style:shadow="none" style:may-break-between-rows="true" table:border-model="collapsing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2.494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2.103cm"/>
    </style:style>
    <style:style style:name="Table1.E" style:family="table-column">
      <style:table-column-properties style:column-width="1.69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9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9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24021" officeooo:paragraph-rsid="00124021"/>
    </style:style>
    <style:style style:name="P2" style:family="paragraph" style:parent-style-name="Standard">
      <style:text-properties officeooo:rsid="00143d27" officeooo:paragraph-rsid="00143d27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3d27" officeooo:paragraph-rsid="00143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3d27" officeooo:paragraph-rsid="00143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b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b163" officeooo:paragraph-rsid="0016b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b163" officeooo:paragraph-rsid="00143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3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ke Computer Power</text:p>
      <text:p text:style-name="P1"/>
      <text:h text:style-name="Heading_20_1" text:outline-level="1">2032 Battery</text:h>
      <text:p text:style-name="P2">3V lithium</text:p>
      <text:p text:style-name="P2">210-230 mAh</text:p>
      <text:p text:style-name="P2"/>
      <text:h text:style-name="Heading_20_1" text:outline-level="1">Power</text:h>
      <text:p text:style-name="P2">July 25, 2023</text:p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Mode</text:p>
          </table:table-cell>
          <table:table-cell table:style-name="Table1.B1" office:value-type="string">
            <text:p text:style-name="P4"><text:span text:style-name="T1">µ</text:span>Amps</text:p>
          </table:table-cell>
          <table:table-cell table:style-name="Table1.B1" office:value-type="string">
            <text:p text:style-name="P3"><text:span text:style-name="T2">Hours</text:span></text:p>
          </table:table-cell>
          <table:table-cell table:style-name="Table1.A1" office:value-type="string">
            <text:p text:style-name="P4">Days</text:p>
          </table:table-cell>
        </table:table-row>
        <table:table-row>
          <table:table-cell table:style-name="Table1.A2" office:value-type="string">
            <text:p text:style-name="P4">CPU</text:p>
          </table:table-cell>
          <table:table-cell table:style-name="Table1.B2" office:value-type="string">
            <text:p text:style-name="P4">2.097MHz</text:p>
          </table:table-cell>
          <table:table-cell table:style-name="Table1.C2" table:formula="ooow:500" office:value-type="float" office:value="500">
            <text:p text:style-name="P9">500</text:p>
          </table:table-cell>
          <table:table-cell table:style-name="Table1.C2" table:formula="ooow:220000/&lt;C2&gt;" office:value-type="float" office:value="440">
            <text:p text:style-name="P9">440</text:p>
          </table:table-cell>
          <table:table-cell table:style-name="Table1.E2" table:formula="ooow:&lt;D2&gt;/24" office:value-type="float" office:value="18.3333333333333">
            <text:p text:style-name="P9">18.33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4">Sleep</text:p>
          </table:table-cell>
          <table:table-cell table:style-name="Table1.C3" office:value-type="float" office:value="17">
            <text:p text:style-name="P4">17</text:p>
          </table:table-cell>
          <table:table-cell table:style-name="Table1.C3" table:formula="ooow:220000/&lt;C3&gt;" office:value-type="float" office:value="12941.1764705882">
            <text:p text:style-name="P9">12941.18</text:p>
          </table:table-cell>
          <table:table-cell table:style-name="Table1.E3" table:formula="ooow:&lt;D3&gt;/24" office:value-type="float" office:value="539.215686274508">
            <text:p text:style-name="P9">539.22</text:p>
          </table:table-cell>
        </table:table-row>
        <table:table-row>
          <table:table-cell table:style-name="Table1.A2" office:value-type="string">
            <text:p text:style-name="P4">Display</text:p>
          </table:table-cell>
          <table:table-cell table:style-name="Table1.B4" office:value-type="string">
            <text:p text:style-name="P4">Run</text:p>
          </table:table-cell>
          <table:table-cell table:style-name="Table1.C2" office:value-type="float" office:value="2">
            <text:p text:style-name="P4">2</text:p>
          </table:table-cell>
          <table:table-cell table:style-name="Table1.C2">
            <text:p text:style-name="P3"/>
          </table:table-cell>
          <table:table-cell table:style-name="Table1.E2">
            <text:p text:style-name="P3"/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B5" office:value-type="string">
            <text:p text:style-name="P4">Sleep</text:p>
          </table:table-cell>
          <table:table-cell table:style-name="Table1.C3" office:value-type="float" office:value="0.02">
            <text:p text:style-name="P4">0.02</text:p>
          </table:table-cell>
          <table:table-cell table:style-name="Table1.C3">
            <text:p text:style-name="P3"/>
          </table:table-cell>
          <table:table-cell table:style-name="Table1.E3">
            <text:p text:style-name="P3"/>
          </table:table-cell>
        </table:table-row>
        <table:table-row>
          <table:table-cell table:style-name="Table1.A2" office:value-type="string">
            <text:p text:style-name="P4">Temperature</text:p>
          </table:table-cell>
          <table:table-cell table:style-name="Table1.B6" office:value-type="string">
            <text:p text:style-name="P4">Run</text:p>
          </table:table-cell>
          <table:table-cell table:style-name="Table1.C2" office:value-type="float" office:value="9">
            <text:p text:style-name="P4">9</text:p>
          </table:table-cell>
          <table:table-cell table:style-name="Table1.C2">
            <text:p text:style-name="P3"/>
          </table:table-cell>
          <table:table-cell table:style-name="Table1.E2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B7" office:value-type="string">
            <text:p text:style-name="P4">Sleep</text:p>
          </table:table-cell>
          <table:table-cell table:style-name="Table1.C3" office:value-type="float" office:value="0.1">
            <text:p text:style-name="P4">0.1</text:p>
          </table:table-cell>
          <table:table-cell table:style-name="Table1.C3">
            <text:p text:style-name="P3"/>
          </table:table-cell>
          <table:table-cell table:style-name="Table1.E3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Total</text:p>
          </table:table-cell>
          <table:table-cell table:style-name="Table1.B8" office:value-type="string">
            <text:p text:style-name="P8">Run</text:p>
          </table:table-cell>
          <table:table-cell table:style-name="Table1.C2" table:formula="ooow:&lt;C2&gt;+&lt;C4&gt;+&lt;C6&gt;" office:value-type="float" office:value="511">
            <text:p text:style-name="P9">511</text:p>
          </table:table-cell>
          <table:table-cell table:style-name="Table1.C2" table:formula="ooow:220000/&lt;C8&gt;" office:value-type="float" office:value="430.528375733855">
            <text:p text:style-name="P9">430.53</text:p>
          </table:table-cell>
          <table:table-cell table:style-name="Table1.E2" table:formula="ooow:&lt;D8&gt;/24" office:value-type="float" office:value="17.938682322244">
            <text:p text:style-name="P9">17.94</text:p>
          </table:table-cell>
        </table:table-row>
        <table:table-row>
          <table:table-cell table:style-name="Table1.A9" office:value-type="string">
            <text:p text:style-name="P3"/>
          </table:table-cell>
          <table:table-cell table:style-name="Table1.B9" office:value-type="string">
            <text:p text:style-name="P8">Sleep</text:p>
          </table:table-cell>
          <table:table-cell table:style-name="Table1.C9" office:value-type="float" office:value="17.121285">
            <text:p text:style-name="P8">17.12</text:p>
          </table:table-cell>
          <table:table-cell table:style-name="Table1.C9" table:formula="ooow:220000/&lt;C9&gt;" office:value-type="float" office:value="12849.5028264526">
            <text:p text:style-name="P9">12849.5</text:p>
          </table:table-cell>
          <table:table-cell table:style-name="Table1.E9" table:formula="ooow:&lt;D9&gt;/24" office:value-type="float" office:value="535.395951102192">
            <text:p text:style-name="P9">535.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CA">
      <number:number number:min-integer-digits="1"/>
    </number:number-style>
    <number:text-style style:name="N10100" number:language="en" number:country="CA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0:17:16.414664059</meta:creation-date>
    <dc:date>2023-08-08T09:04:27.002247434</dc:date>
    <meta:editing-duration>PT17M9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8" meta:word-count="45" meta:character-count="218" meta:non-whitespace-character-count="211"/>
  </office:meta>
</office:document-meta>
</file>